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312cm"/>
    </style:style>
    <style:style style:name="co9" style:family="table-column">
      <style:table-column-properties fo:break-before="auto" style:column-width="2.66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Informe_20_de_20_sensibilidad_20_1">
      <style:table-properties table:display="true" style:writing-mode="lr-tb"/>
    </style:style>
    <style:style style:name="ta2" style:family="table" style:master-page-name="PageStyle_5f_Informe_20_de_20_sensibilidad_20_2">
      <style:table-properties table:display="true" style:writing-mode="lr-tb"/>
    </style:style>
    <style:style style:name="ta3" style:family="table" style:master-page-name="PageStyle_5f_Informe_20_de_20_sensibilidad_20_3">
      <style:table-properties table:display="true" style:writing-mode="lr-tb"/>
    </style:style>
    <style:style style:name="ta4" style:family="table" style:master-page-name="PageStyle_5f_Informe_20_de_20_sensibilidad_20_4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808080" style:vertical-align="bottom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1.7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-bottom="1.76pt solid #80808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808080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8" style:family="table-cell" style:parent-style-name="Default">
      <style:table-cell-properties fo:border-bottom="none" fo:background-color="#e2f0d9" style:diagonal-bl-tr="none" style:diagonal-tl-br="none" fo:border-left="0.74pt solid #000000" fo:border-right="none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1" style:family="table-cell" style:parent-style-name="Default">
      <style:table-cell-properties fo:border-bottom="0.74pt solid #000000" fo:background-color="#e2f0d9" style:diagonal-bl-tr="none" style:diagonal-tl-br="none" fo:border-left="none" fo:border-right="0.74pt solid #000000" style:rotation-align="none" fo:border-top="0.74pt solid #000000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fo:background-color="#e2f0d9" style:diagonal-bl-tr="none" style:diagonal-tl-br="none" fo:border-left="none" fo:border-right="0.74pt solid #000000" style:rotation-align="none" fo:border-top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6" style:family="table-cell" style:parent-style-name="Default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rme de sensibilidad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Microsoft Excel 16.0 Informe de sensibilidad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Hoja de cálculo: [PlantillaEJERCICIO1.xlsx]Hoja1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Informe creado: 07/11/2024 11:26:57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eldas de variabl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Reducido</text:p>
          </table:table-cell>
          <table:table-cell table:style-name="ce2" office:value-type="string" calcext:value-type="string">
            <text:p>Objetivo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Coste</text:p>
          </table:table-cell>
          <table:table-cell table:style-name="ce3" office:value-type="string" calcext:value-type="string">
            <text:p>Coeficiente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G$12</text:p>
          </table:table-cell>
          <table:table-cell table:style-name="ce4" office:value-type="string" calcext:value-type="string">
            <text:p>X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H$12</text:p>
          </table:table-cell>
          <table:table-cell table:style-name="ce5" office:value-type="string" calcext:value-type="string">
            <text:p>X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Sombra</text:p>
          </table:table-cell>
          <table:table-cell table:style-name="ce2" office:value-type="string" calcext:value-type="string">
            <text:p>Restricción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Lado derecho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7</text:p>
          </table:table-cell>
          <table:table-cell table:style-name="ce4" office:value-type="string" calcext:value-type="string">
            <text:p>Restricción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8</text:p>
          </table:table-cell>
          <table:table-cell table:style-name="ce4" office:value-type="string" calcext:value-type="string">
            <text:p>Restricción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J$19</text:p>
          </table:table-cell>
          <table:table-cell table:style-name="ce5" office:value-type="string" calcext:value-type="string">
            <text:p>Restricción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E+030" calcext:value-type="float">
            <text:p>1E+03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6376"/>
        </table:table-row>
      </table:table>
      <table:table table:name="Informe de sensibilidad 2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Microsoft Excel 16.0 Informe de sensibilidad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Hoja de cálculo: [PlantillaEJERCICIO1.xlsx]Hoja1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Informe creado: 07/11/2024 11:28:17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eldas de variabl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Reducido</text:p>
          </table:table-cell>
          <table:table-cell table:style-name="ce2" office:value-type="string" calcext:value-type="string">
            <text:p>Objetivo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Coste</text:p>
          </table:table-cell>
          <table:table-cell table:style-name="ce3" office:value-type="string" calcext:value-type="string">
            <text:p>Coeficiente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G$12</text:p>
          </table:table-cell>
          <table:table-cell table:style-name="ce4" office:value-type="string" calcext:value-type="string">
            <text:p>X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H$12</text:p>
          </table:table-cell>
          <table:table-cell table:style-name="ce5" office:value-type="string" calcext:value-type="string">
            <text:p>X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Sombra</text:p>
          </table:table-cell>
          <table:table-cell table:style-name="ce2" office:value-type="string" calcext:value-type="string">
            <text:p>Restricción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Lado derecho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7</text:p>
          </table:table-cell>
          <table:table-cell table:style-name="ce4" office:value-type="string" calcext:value-type="string">
            <text:p>Restricción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8</text:p>
          </table:table-cell>
          <table:table-cell table:style-name="ce4" office:value-type="string" calcext:value-type="string">
            <text:p>Restricción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J$19</text:p>
          </table:table-cell>
          <table:table-cell table:style-name="ce5" office:value-type="string" calcext:value-type="string">
            <text:p>Restricción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E+030" calcext:value-type="float">
            <text:p>1E+03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6376"/>
        </table:table-row>
      </table:table>
      <table:table table:name="Informe de sensibilidad 3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Microsoft Excel 16.0 Informe de sensibilidad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Hoja de cálculo: [PlantillaEJERCICIO1.xlsx]Hoja1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Informe creado: 07/11/2024 11:28:28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eldas de variabl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Reducido</text:p>
          </table:table-cell>
          <table:table-cell table:style-name="ce2" office:value-type="string" calcext:value-type="string">
            <text:p>Objetivo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Coste</text:p>
          </table:table-cell>
          <table:table-cell table:style-name="ce3" office:value-type="string" calcext:value-type="string">
            <text:p>Coeficiente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G$12</text:p>
          </table:table-cell>
          <table:table-cell table:style-name="ce4" office:value-type="string" calcext:value-type="string">
            <text:p>X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H$12</text:p>
          </table:table-cell>
          <table:table-cell table:style-name="ce5" office:value-type="string" calcext:value-type="string">
            <text:p>X2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E+030" calcext:value-type="float">
            <text:p>1E+03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Sombra</text:p>
          </table:table-cell>
          <table:table-cell table:style-name="ce2" office:value-type="string" calcext:value-type="string">
            <text:p>Restricción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Lado derecho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7</text:p>
          </table:table-cell>
          <table:table-cell table:style-name="ce4" office:value-type="string" calcext:value-type="string">
            <text:p>Restricción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8</text:p>
          </table:table-cell>
          <table:table-cell table:style-name="ce4" office:value-type="string" calcext:value-type="string">
            <text:p>Restricción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1200" calcext:value-type="float">
            <text:p>120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J$19</text:p>
          </table:table-cell>
          <table:table-cell table:style-name="ce5" office:value-type="string" calcext:value-type="string">
            <text:p>Restricción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E+030" calcext:value-type="float">
            <text:p>1E+030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16376"/>
        </table:table-row>
      </table:table>
      <table:table table:name="Informe de sensibilidad 4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Microsoft Excel 16.0 Informe de sensibilidad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Hoja de cálculo: [PlantillaEJERCICIO1.xlsx]Hoja1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Informe creado: 07/11/2024 11:30:01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Celdas de variabl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Reducido</text:p>
          </table:table-cell>
          <table:table-cell table:style-name="ce2" office:value-type="string" calcext:value-type="string">
            <text:p>Objetivo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Coste</text:p>
          </table:table-cell>
          <table:table-cell table:style-name="ce3" office:value-type="string" calcext:value-type="string">
            <text:p>Coeficiente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G$12</text:p>
          </table:table-cell>
          <table:table-cell table:style-name="ce4" office:value-type="string" calcext:value-type="string">
            <text:p>X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H$12</text:p>
          </table:table-cell>
          <table:table-cell table:style-name="ce5" office:value-type="string" calcext:value-type="string">
            <text:p>X2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E+030" calcext:value-type="float">
            <text:p>1E+03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stricciones</text:p>
          </table:table-cell>
          <table:table-cell table:number-columns-repeated="16383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Sombra</text:p>
          </table:table-cell>
          <table:table-cell table:style-name="ce2" office:value-type="string" calcext:value-type="string">
            <text:p>Restricción</text:p>
          </table:table-cell>
          <table:table-cell table:number-columns-repeated="2" table:style-name="ce2" office:value-type="string" calcext:value-type="string">
            <text:p>Permisible</text:p>
          </table:table-cell>
          <table:table-cell table:number-columns-repeated="16376"/>
        </table:table-row>
        <table:table-row table:style-name="ro1">
          <table:table-cell/>
          <table:table-cell table:style-name="ce3" office:value-type="string" calcext:value-type="string">
            <text:p>Celda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Valor</text:p>
          </table:table-cell>
          <table:table-cell table:style-name="ce3" office:value-type="string" calcext:value-type="string">
            <text:p>Precio</text:p>
          </table:table-cell>
          <table:table-cell table:style-name="ce3" office:value-type="string" calcext:value-type="string">
            <text:p>Lado derecho</text:p>
          </table:table-cell>
          <table:table-cell table:style-name="ce3" office:value-type="string" calcext:value-type="string">
            <text:p>Aumentar</text:p>
          </table:table-cell>
          <table:table-cell table:style-name="ce3" office:value-type="string" calcext:value-type="string">
            <text:p>Reduci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7</text:p>
          </table:table-cell>
          <table:table-cell table:style-name="ce4" office:value-type="string" calcext:value-type="string">
            <text:p>Restricción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66.6666666666667" calcext:value-type="float">
            <text:p>66,6666666666667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$J$18</text:p>
          </table:table-cell>
          <table:table-cell table:style-name="ce4" office:value-type="string" calcext:value-type="string">
            <text:p>Restricción2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1E+030" calcext:value-type="float">
            <text:p>1E+030</text:p>
          </table:table-cell>
          <table:table-cell table:style-name="ce4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/>
          <table:table-cell table:style-name="ce5" office:value-type="string" calcext:value-type="string">
            <text:p>$J$19</text:p>
          </table:table-cell>
          <table:table-cell table:style-name="ce5" office:value-type="string" calcext:value-type="string">
            <text:p>Restricción3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6376"/>
        </table:table-row>
      </table:table>
      <table:table table:name="Hoja1" table:style-name="ta5">
        <office:forms form:automatic-focus="false" form:apply-design-mode="false"/>
        <table:table-column table:style-name="co8" table:number-columns-repeated="16384" table:default-cell-style-name="Default"/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6"/>
          <table:table-cell table:style-name="ce6" office:value-type="string" calcext:value-type="string">
            <text:p>F.O.</text:p>
          </table:table-cell>
          <table:table-cell table:style-name="ce11" table:formula="of:=SUMPRODUCT([.G12:.H12];[.G13:.H13])" office:value-type="float" office:value="19000" calcext:value-type="float">
            <text:p>19000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7" office:value-type="string" calcext:value-type="string">
            <text:p>X1</text:p>
          </table:table-cell>
          <table:table-cell table:style-name="ce12" office:value-type="string" calcext:value-type="string">
            <text:p>X2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8" office:value-type="float" office:value="100" calcext:value-type="float">
            <text:p>100</text:p>
          </table:table-cell>
          <table:table-cell table:style-name="ce13" office:value-type="float" office:value="200" calcext:value-type="float">
            <text:p>200</text:p>
          </table:table-cell>
          <table:table-cell table:number-columns-repeated="16376"/>
        </table:table-row>
        <table:table-row table:style-name="ro1">
          <table:table-cell table:number-columns-repeated="6"/>
          <table:table-cell table:style-name="ce9" office:value-type="float" office:value="30" calcext:value-type="float">
            <text:p>30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6"/>
          <table:table-cell table:style-name="ce7" office:value-type="string" calcext:value-type="string">
            <text:p>Restricción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SUMPRODUCT([.H17:.I17];[.G12:.H12])" office:value-type="float" office:value="1000" calcext:value-type="float">
            <text:p>1000</text:p>
          </table:table-cell>
          <table:table-cell table:style-name="ce12" office:value-type="float" office:value="1000" calcext:value-type="float">
            <text:p>100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10" office:value-type="string" calcext:value-type="string">
            <text:p>Restricción2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SUMPRODUCT([.H18:.I18];[.G12:.H12])" office:value-type="float" office:value="1000" calcext:value-type="float">
            <text:p>1000</text:p>
          </table:table-cell>
          <table:table-cell table:style-name="ce18" office:value-type="float" office:value="1200" calcext:value-type="float">
            <text:p>1200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9" office:value-type="string" calcext:value-type="string">
            <text:p>Restricción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SUMPRODUCT([.H19:.I19];[.G12:.H12])" office:value-type="float" office:value="200" calcext:value-type="float">
            <text:p>200</text:p>
          </table:table-cell>
          <table:table-cell table:style-name="ce14" office:value-type="float" office:value="200" calcext:value-type="float">
            <text:p>200</text:p>
          </table:table-cell>
          <table:table-cell table:number-columns-repeated="16373"/>
        </table:table-row>
        <table:named-expressions>
          <table:named-range table:name="solver_adj" table:base-cell-address="$'Informe de sensibilidad 1'.$A$1" table:cell-range-address="$Hoja1.$G$12:.$H$12" table:range-usable-as="hidden"/>
          <table:named-expression table:name="solver_cvg" table:base-cell-address="$'Informe de sensibilidad 1'.$A$1" table:expression="0.0001"/>
          <table:named-expression table:name="solver_drv" table:base-cell-address="$'Informe de sensibilidad 1'.$A$1" table:expression="1"/>
          <table:named-expression table:name="solver_eng" table:base-cell-address="$'Informe de sensibilidad 1'.$A$1" table:expression="2"/>
          <table:named-expression table:name="solver_est" table:base-cell-address="$'Informe de sensibilidad 1'.$A$1" table:expression="1"/>
          <table:named-expression table:name="solver_itr" table:base-cell-address="$'Informe de sensibilidad 1'.$A$1" table:expression="2147483647"/>
          <table:named-range table:name="solver_lhs1" table:base-cell-address="$'Informe de sensibilidad 1'.$A$1" table:cell-range-address="$Hoja1.$J$17:.$J$19" table:range-usable-as="hidden"/>
          <table:named-range table:name="solver_lhs2" table:base-cell-address="$'Informe de sensibilidad 1'.$A$1" table:cell-range-address="$Hoja1.$J$18" table:range-usable-as="hidden"/>
          <table:named-range table:name="solver_lhs3" table:base-cell-address="$'Informe de sensibilidad 1'.$A$1" table:cell-range-address="$Hoja1.$J$19" table:range-usable-as="hidden"/>
          <table:named-expression table:name="solver_mip" table:base-cell-address="$'Informe de sensibilidad 1'.$A$1" table:expression="2147483647"/>
          <table:named-expression table:name="solver_mni" table:base-cell-address="$'Informe de sensibilidad 1'.$A$1" table:expression="30"/>
          <table:named-expression table:name="solver_mrt" table:base-cell-address="$'Informe de sensibilidad 1'.$A$1" table:expression="0.075"/>
          <table:named-expression table:name="solver_msl" table:base-cell-address="$'Informe de sensibilidad 1'.$A$1" table:expression="2"/>
          <table:named-expression table:name="solver_neg" table:base-cell-address="$'Informe de sensibilidad 1'.$A$1" table:expression="1"/>
          <table:named-expression table:name="solver_nod" table:base-cell-address="$'Informe de sensibilidad 1'.$A$1" table:expression="2147483647"/>
          <table:named-expression table:name="solver_num" table:base-cell-address="$'Informe de sensibilidad 1'.$A$1" table:expression="1"/>
          <table:named-expression table:name="solver_nwt" table:base-cell-address="$'Informe de sensibilidad 1'.$A$1" table:expression="1"/>
          <table:named-range table:name="solver_opt" table:base-cell-address="$'Informe de sensibilidad 1'.$A$1" table:cell-range-address="$Hoja1.$H$7" table:range-usable-as="hidden"/>
          <table:named-expression table:name="solver_pre" table:base-cell-address="$'Informe de sensibilidad 1'.$A$1" table:expression="0.000001"/>
          <table:named-expression table:name="solver_rbv" table:base-cell-address="$'Informe de sensibilidad 1'.$A$1" table:expression="1"/>
          <table:named-expression table:name="solver_rel1" table:base-cell-address="$'Informe de sensibilidad 1'.$A$1" table:expression="1"/>
          <table:named-expression table:name="solver_rel2" table:base-cell-address="$'Informe de sensibilidad 1'.$A$1" table:expression="1"/>
          <table:named-expression table:name="solver_rel3" table:base-cell-address="$'Informe de sensibilidad 1'.$A$1" table:expression="1"/>
          <table:named-range table:name="solver_rhs1" table:base-cell-address="$'Informe de sensibilidad 1'.$A$1" table:cell-range-address="$Hoja1.$K$17:.$K$19" table:range-usable-as="hidden"/>
          <table:named-range table:name="solver_rhs2" table:base-cell-address="$'Informe de sensibilidad 1'.$A$1" table:cell-range-address="$Hoja1.$K$18" table:range-usable-as="hidden"/>
          <table:named-range table:name="solver_rhs3" table:base-cell-address="$'Informe de sensibilidad 1'.$A$1" table:cell-range-address="$Hoja1.$K$19" table:range-usable-as="hidden"/>
          <table:named-expression table:name="solver_rlx" table:base-cell-address="$'Informe de sensibilidad 1'.$A$1" table:expression="2"/>
          <table:named-expression table:name="solver_rsd" table:base-cell-address="$'Informe de sensibilidad 1'.$A$1" table:expression="0"/>
          <table:named-expression table:name="solver_scl" table:base-cell-address="$'Informe de sensibilidad 1'.$A$1" table:expression="1"/>
          <table:named-expression table:name="solver_sho" table:base-cell-address="$'Informe de sensibilidad 1'.$A$1" table:expression="2"/>
          <table:named-expression table:name="solver_ssz" table:base-cell-address="$'Informe de sensibilidad 1'.$A$1" table:expression="100"/>
          <table:named-expression table:name="solver_tim" table:base-cell-address="$'Informe de sensibilidad 1'.$A$1" table:expression="2147483647"/>
          <table:named-expression table:name="solver_tol" table:base-cell-address="$'Informe de sensibilidad 1'.$A$1" table:expression="0.01"/>
          <table:named-expression table:name="solver_typ" table:base-cell-address="$'Informe de sensibilidad 1'.$A$1" table:expression="1"/>
          <table:named-expression table:name="solver_val" table:base-cell-address="$'Informe de sensibilidad 1'.$A$1" table:expression="0"/>
          <table:named-expression table:name="solver_ver" table:base-cell-address="$'Informe de sensibilidad 1'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forme_20_de_20_sensibilidad_20_2" style:display-name="PageStyle_Informe de sensibilidad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_20_de_20_sensibilidad_20_4" style:display-name="PageStyle_Informe de sensibilidad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_20_de_20_sensibilidad_20_3" style:display-name="PageStyle_Informe de sensibilidad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forme_20_de_20_sensibilidad_20_1" style:display-name="PageStyle_Informe de sensibilidad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itez</meta:initial-creator>
    <dc:creator>alumno</dc:creator>
    <meta:creation-date>2023-10-26T07:34:21</meta:creation-date>
    <dc:date>2024-11-07T10:56:48</dc:date>
    <meta:generator>LibreOffice/24.2.6.2$Linux_X86_64 LibreOffice_project/420$Build-2</meta:generator>
    <meta:document-statistic meta:table-count="5" meta:cell-count="279" meta:object-count="0"/>
    <meta:user-defined meta:name="AppVersion">16.0300</meta:user-defined>
  </office:meta>
</office:document-meta>
</file>